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.732cm"/>
    </style:style>
    <style:style style:name="gr5" style:family="graphic" style:parent-style-name="standard">
      <style:graphic-properties draw:textarea-horizontal-align="justify" draw:textarea-vertical-align="middle" draw:auto-grow-height="false" fo:min-height="0.223cm" fo:min-width="0.6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2.1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2.194cm"/>
    </style:style>
    <style:style style:name="gr8" style:family="graphic" style:parent-style-name="standard">
      <style:graphic-properties draw:textarea-horizontal-align="justify" draw:textarea-vertical-align="middle" draw:auto-grow-height="false" fo:min-height="0.223cm" fo:min-width="0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1.8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1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2.1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66cm"/>
    </style:style>
    <style:style style:name="gr13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1.8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cm"/>
    </style:style>
    <style:style style:name="gr16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5.067cm" fo:min-width="10.753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2.958cm" fo:min-width="8.898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356cm" draw:marker-end-width="0.356cm" draw:textarea-horizontal-align="justify" draw:textarea-vertical-align="middle" draw:auto-grow-height="false" fo:min-height="2.365cm" fo:min-width="7.8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000000" draw:marker-start-width="0.356cm" draw:marker-end-width="0.356cm" draw:textarea-horizontal-align="left" draw:textarea-vertical-align="middle" draw:auto-grow-height="false" fo:min-height="8.08cm" fo:min-width="7.83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7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7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7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5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start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25cm" svg:height="0.223cm" svg:x="9.27cm" svg:y="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174cm" svg:y1="8.157cm" svg:x2="9.581cm" svg:y2="8.157cm">
          <text:p/>
        </draw:line>
        <draw:line draw:style-name="gr2" draw:text-style-name="P2" draw:layer="layout" svg:x1="9.376cm" svg:y1="8.157cm" svg:x2="9.376cm" svg:y2="8.433cm">
          <text:p/>
        </draw:line>
        <draw:line draw:style-name="gr3" draw:text-style-name="P2" draw:layer="layout" svg:x1="9.593cm" svg:y1="8.665cm" svg:x2="9.377cm" svg:y2="8.433cm">
          <text:p text:style-name="P1"><text:s text:c="4"/></text:p>
        </draw:line>
        <draw:line draw:style-name="gr2" draw:text-style-name="P2" draw:layer="layout" svg:x1="9.377cm" svg:y1="8.433cm" svg:x2="9.151cm" svg:y2="8.655cm">
          <text:p/>
        </draw:line>
        <draw:frame draw:style-name="gr4" draw:text-style-name="P3" draw:layer="layout" svg:width="1.651cm" svg:height="0.717cm" svg:x="8.576cm" svg:y="8.583cm">
          <draw:text-box>
            <text:p>Anwender</text:p>
          </draw:text-box>
        </draw:frame>
        <draw:custom-shape draw:style-name="gr5" draw:text-style-name="P1" draw:layer="layout" svg:width="1.655cm" svg:height="0.667cm" svg:x="10.766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429cm" svg:height="0.735cm" svg:x="10.398cm" svg:y="6.739cm">
          <draw:text-box>
            <text:p>1 Neue Datenbank erstellen</text:p>
          </draw:text-box>
        </draw:frame>
        <draw:custom-shape draw:style-name="gr5" draw:text-style-name="P1" draw:layer="layout" svg:width="1.655cm" svg:height="0.667cm" svg:x="14.159cm" svg:y="5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075cm" svg:height="0.717cm" svg:x="13.91cm" svg:y="6.551cm">
          <draw:text-box>
            <text:p>1.1 DB Passwort setzen</text:p>
          </draw:text-box>
        </draw:frame>
        <draw:custom-shape draw:style-name="gr8" draw:text-style-name="P1" draw:layer="layout" svg:width="1.654cm" svg:height="0.667cm" svg:x="14.288cm" svg:y="7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3.346cm" svg:height="0.735cm" svg:x="13.91cm" svg:y="7.903cm">
          <draw:text-box>
            <text:p>2.1 Datenbank entsperren</text:p>
          </draw:text-box>
        </draw:frame>
        <draw:line draw:style-name="gr2" draw:text-style-name="P2" draw:layer="layout" svg:x1="9.61cm" svg:y1="7.7cm" svg:x2="10.615cm" svg:y2="6.739cm">
          <text:p/>
        </draw:line>
        <draw:line draw:style-name="gr2" draw:text-style-name="P2" draw:layer="layout" svg:x1="9.852cm" svg:y1="8.034cm" svg:x2="10.735cm" svg:y2="7.756cm">
          <text:p/>
        </draw:line>
        <draw:custom-shape draw:style-name="gr5" draw:text-style-name="P1" draw:layer="layout" svg:width="1.655cm" svg:height="0.667cm" svg:x="10.849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307cm" svg:height="0.717cm" svg:x="10.608cm" svg:y="7.903cm">
          <draw:text-box>
            <text:p>2 Datenbank laden</text:p>
          </draw:text-box>
        </draw:frame>
        <draw:custom-shape draw:style-name="gr5" draw:text-style-name="P1" draw:layer="layout" svg:width="1.655cm" svg:height="0.667cm" svg:x="14.291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186cm" svg:height="0.717cm" svg:x="10.735cm" svg:y="10.951cm">
          <draw:text-box>
            <text:p>4 Eintrag löschen</text:p>
          </draw:text-box>
        </draw:frame>
        <draw:custom-shape draw:style-name="gr5" draw:text-style-name="P1" draw:layer="layout" svg:width="1.655cm" svg:height="0.667cm" svg:x="10.985cm" svg:y="11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457cm" svg:height="0.735cm" svg:x="14.164cm" svg:y="11.504cm">
          <draw:text-box>
            <text:p>5.1 Value anlegen</text:p>
          </draw:text-box>
        </draw:frame>
        <draw:custom-shape draw:style-name="gr5" draw:text-style-name="P1" draw:layer="layout" svg:width="1.655cm" svg:height="0.667cm" svg:x="14.291cm" svg:y="1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54cm" svg:height="0.717cm" svg:x="10.652cm" svg:y="12.049cm">
          <draw:text-box>
            <text:p>5 Eintrag bearbeiten</text:p>
          </draw:text-box>
        </draw:frame>
        <draw:custom-shape draw:style-name="gr5" draw:text-style-name="P1" draw:layer="layout" svg:width="1.655cm" svg:height="0.667cm" svg:x="14.291cm" svg:y="1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666cm" svg:height="0.493cm" svg:x="12.386cm" svg:y="6.022cm">
          <draw:text-box>
            <text:p>&lt;&lt;include&gt;&gt;</text:p>
          </draw:text-box>
        </draw:frame>
        <draw:custom-shape draw:style-name="gr5" draw:text-style-name="P1" draw:layer="layout" svg:width="1.655cm" svg:height="0.667cm" svg:x="10.989cm" svg:y="8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84cm" svg:height="0.735cm" svg:x="10.735cm" svg:y="9.332cm">
          <draw:text-box>
            <text:p>3 Ansicht anpassen</text:p>
          </draw:text-box>
        </draw:frame>
        <draw:line draw:style-name="gr2" draw:text-style-name="P2" draw:layer="layout" svg:x1="9.846cm" svg:y1="8.284cm" svg:x2="10.989cm" svg:y2="8.792cm">
          <text:p/>
        </draw:line>
        <draw:custom-shape draw:style-name="gr5" draw:text-style-name="P1" draw:layer="layout" svg:width="1.655cm" svg:height="0.667cm" svg:x="5.274cm" svg:y="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131cm" svg:height="0.735cm" svg:x="4.81cm" svg:y="5.744cm">
          <draw:text-box>
            <text:p>8 Datenbank Schliessen</text:p>
            <text:p/>
          </draw:text-box>
        </draw:frame>
        <draw:line draw:style-name="gr2" draw:text-style-name="P2" draw:layer="layout" svg:x1="9.175cm" svg:y1="7.673cm" svg:x2="7.333cm" svg:y2="5.523cm">
          <text:p/>
        </draw:line>
        <draw:frame draw:style-name="gr12" draw:text-style-name="P3" draw:layer="layout" svg:width="1.666cm" svg:height="0.493cm" svg:x="6.036cm" svg:y="6.53cm">
          <draw:text-box>
            <text:p>&lt;&lt;include&gt;&gt;</text:p>
          </draw:text-box>
        </draw:frame>
        <draw:custom-shape draw:style-name="gr5" draw:text-style-name="P1" draw:layer="layout" svg:width="1.655cm" svg:height="0.667cm" svg:x="5.274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075cm" svg:height="0.717cm" svg:x="4.893cm" svg:y="8.202cm">
          <draw:text-box>
            <text:p>7 Datenbank Speichern</text:p>
          </draw:text-box>
        </draw:frame>
        <draw:line draw:style-name="gr2" draw:text-style-name="P4" draw:layer="layout" svg:x1="8.937cm" svg:y1="8.049cm" svg:x2="7.179cm" svg:y2="7.878cm">
          <text:p/>
        </draw:line>
        <draw:line draw:style-name="gr13" draw:text-style-name="P4" draw:layer="layout" svg:x1="6.163cm" svg:y1="6.252cm" svg:x2="6.163cm" svg:y2="7.268cm">
          <text:p/>
        </draw:line>
        <draw:line draw:style-name="gr13" draw:text-style-name="P4" draw:layer="layout" svg:x1="12.513cm" svg:y1="6.506cm" svg:x2="14.037cm" svg:y2="6.506cm">
          <text:p/>
        </draw:line>
        <draw:line draw:style-name="gr13" draw:text-style-name="P4" draw:layer="layout" svg:x1="12.64cm" svg:y1="7.649cm" svg:x2="14.037cm" svg:y2="7.649cm">
          <text:p/>
        </draw:line>
        <draw:custom-shape draw:style-name="gr8" draw:text-style-name="P1" draw:layer="layout" svg:width="1.654cm" svg:height="0.667cm" svg:x="14.261cm" svg:y="8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959cm" svg:height="0.717cm" svg:x="13.999cm" svg:y="8.964cm">
          <draw:text-box>
            <text:p>3.1 Spalte Hinzufügen</text:p>
          </draw:text-box>
        </draw:frame>
        <draw:custom-shape draw:style-name="gr8" draw:text-style-name="P1" draw:layer="layout" svg:width="1.654cm" svg:height="0.667cm" svg:x="14.261cm" svg:y="9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959cm" svg:height="0.717cm" svg:x="14.126cm" svg:y="9.98cm">
          <draw:text-box>
            <text:p>3.2 Spalte Löschen</text:p>
          </draw:text-box>
        </draw:frame>
        <draw:line draw:style-name="gr13" draw:text-style-name="P4" draw:layer="layout" svg:x1="14.164cm" svg:y1="8.792cm" svg:x2="12.767cm" svg:y2="8.919cm">
          <text:p/>
        </draw:line>
        <draw:line draw:style-name="gr13" draw:text-style-name="P4" draw:layer="layout" svg:x1="14.164cm" svg:y1="9.681cm" svg:x2="12.767cm" svg:y2="9.427cm">
          <text:p/>
        </draw:line>
        <draw:frame draw:style-name="gr15" draw:text-style-name="P3" draw:layer="layout" svg:width="1.653cm" svg:height="0.536cm" draw:transform="rotate (0.0148352986419518) translate (12.513cm 8.383cm)">
          <draw:text-box>
            <text:p>&lt;&lt;extend&gt;&gt;</text:p>
          </draw:text-box>
        </draw:frame>
        <draw:frame draw:style-name="gr15" draw:text-style-name="P3" draw:layer="layout" svg:width="1.653cm" svg:height="0.536cm" draw:transform="rotate (0.0148352986419518) translate (12.513cm 9.018cm)">
          <draw:text-box>
            <text:p>&lt;&lt;extend&gt;&gt;</text:p>
          </draw:text-box>
        </draw:frame>
        <draw:frame draw:style-name="gr12" draw:text-style-name="P3" draw:layer="layout" svg:width="1.666cm" svg:height="0.493cm" svg:x="12.513cm" svg:y="7.165cm">
          <draw:text-box>
            <text:p>&lt;&lt;include&gt;&gt;</text:p>
          </draw:text-box>
        </draw:frame>
        <draw:custom-shape draw:style-name="gr5" draw:text-style-name="P1" draw:layer="layout" svg:width="1.655cm" svg:height="0.667cm" svg:x="10.985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0.007cm" svg:y1="8.891cm" svg:x2="11.243cm" svg:y2="10.189cm">
          <text:p/>
        </draw:line>
        <draw:line draw:style-name="gr2" draw:text-style-name="P4" draw:layer="layout" svg:x1="9.719cm" svg:y1="9.3cm" svg:x2="10.989cm" svg:y2="11.459cm">
          <text:p/>
        </draw:line>
        <draw:frame draw:style-name="gr11" draw:text-style-name="P3" draw:layer="layout" svg:width="2.457cm" svg:height="0.735cm" svg:x="14.164cm" svg:y="12.602cm">
          <draw:text-box>
            <text:p>5.2 Value bearbeiten</text:p>
          </draw:text-box>
        </draw:frame>
        <draw:frame draw:style-name="gr7" draw:text-style-name="P3" draw:layer="layout" svg:width="2.186cm" svg:height="0.717cm" svg:x="14.164cm" svg:y="13.745cm">
          <draw:text-box>
            <text:p>5.3 Value löschen</text:p>
          </draw:text-box>
        </draw:frame>
        <draw:line draw:style-name="gr13" draw:text-style-name="P4" draw:layer="layout" svg:x1="14.164cm" svg:y1="13.319cm" svg:x2="12.753cm" svg:y2="12.192cm">
          <text:p/>
        </draw:line>
        <draw:line draw:style-name="gr13" draw:text-style-name="P4" draw:layer="layout" svg:x1="14.164cm" svg:y1="12.221cm" svg:x2="12.753cm" svg:y2="11.928cm">
          <text:p/>
        </draw:line>
        <draw:line draw:style-name="gr13" draw:text-style-name="P4" draw:layer="layout" svg:x1="14.164cm" svg:y1="11.257cm" svg:x2="12.753cm" svg:y2="11.607cm">
          <text:p/>
        </draw:line>
        <draw:frame draw:style-name="gr15" draw:text-style-name="P3" draw:layer="layout" svg:width="1.653cm" svg:height="0.536cm" draw:transform="rotate (0.252723675688779) translate (12.6cm 11.276cm)">
          <draw:text-box>
            <text:p>&lt;&lt;extend&gt;&gt;</text:p>
          </draw:text-box>
        </draw:frame>
        <draw:frame draw:style-name="gr15" draw:text-style-name="P3" draw:layer="layout" svg:width="1.653cm" svg:height="0.536cm" draw:transform="rotate (-0.154985237577097) translate (12.822cm 11.548cm)">
          <draw:text-box>
            <text:p>&lt;&lt;extend&gt;&gt;</text:p>
          </draw:text-box>
        </draw:frame>
        <draw:frame draw:style-name="gr15" draw:text-style-name="P3" draw:layer="layout" svg:width="1.653cm" svg:height="0.536cm" draw:transform="rotate (-0.678933079025794) translate (13.148cm 12.049cm)">
          <draw:text-box>
            <text:p>&lt;&lt;extend&gt;&gt;</text:p>
          </draw:text-box>
        </draw:frame>
        <draw:line draw:style-name="gr13" draw:text-style-name="P4" draw:layer="layout" svg:x1="16.24cm" svg:y1="11.414cm" svg:x2="16.24cm" svg:y2="12.176cm">
          <text:p/>
        </draw:line>
        <draw:frame draw:style-name="gr12" draw:text-style-name="P3" draw:layer="layout" svg:width="1.666cm" svg:height="0.493cm" svg:x="16.098cm" svg:y="11.541cm">
          <draw:text-box>
            <text:p>&lt;&lt;include&gt;&gt;</text:p>
          </draw:text-box>
        </draw:frame>
        <draw:custom-shape draw:style-name="gr5" draw:text-style-name="P1" draw:layer="layout" svg:width="1.655cm" svg:height="0.667cm" svg:x="8.703cm" svg:y="1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186cm" svg:height="0.735cm" svg:x="8.549cm" svg:y="13.536cm">
          <draw:text-box>
            <text:p>6 Eintrag anlegen</text:p>
            <text:p/>
          </draw:text-box>
        </draw:frame>
        <draw:line draw:style-name="gr2" draw:text-style-name="P4" draw:layer="layout" svg:x1="9.382cm" svg:y1="9.204cm" svg:x2="9.465cm" svg:y2="12.602cm">
          <text:p/>
        </draw:line>
        <draw:frame draw:style-name="gr12" draw:text-style-name="P3" draw:layer="layout" svg:width="1.666cm" svg:height="0.493cm" draw:transform="rotate (0.663399648683045) translate (10.1cm 13.11cm)">
          <draw:text-box>
            <text:p>&lt;&lt;include&gt;&gt;</text:p>
          </draw:text-box>
        </draw:frame>
        <draw:line draw:style-name="gr13" draw:text-style-name="P4" draw:layer="layout" svg:x1="10.608cm" svg:y1="13.237cm" svg:x2="11.624cm" svg:y2="12.475cm">
          <text:p/>
        </draw:line>
      </draw:page>
      <draw:page draw:name="page2" draw:style-name="dp1" draw:master-page-name="Default">
        <draw:custom-shape draw:style-name="gr16" draw:text-style-name="P1" draw:layer="layout" svg:width="11.303cm" svg:height="15.367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398cm" svg:height="13.208cm" svg:x="5.953cm" svg:y="4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382cm" svg:height="2.667cm" svg:x="6.461cm" svg:y="5.318cm">
          <text:p text:style-name="P1">32 Byte = STREAMSTARTBYTE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8.382cm" svg:height="8.382cm" svg:x="6.461cm" svg:y="8.874cm">
          <text:p text:style-name="P5">{ <text:s text:c="2"/></text:p>
          <text:p text:style-name="P5"><text:s text:c="4"/>title: "Google",</text:p>
          <text:p text:style-name="P5"><text:s text:c="4"/></text:p>
          <text:p text:style-name="P5"><text:s text:c="4"/>values:</text:p>
          <text:p text:style-name="P5"><text:s text:c="4"/>[ </text:p>
          <text:p text:style-name="P5"><text:s text:c="8"/>{type : "plain", "name": "url", </text:p>
          <text:p text:style-name="P5"><text:s text:c="8"/>"plainValue" : "www.google.ch" },</text:p>
          <text:p text:style-name="P5"><text:s text:c="8"/>{type : "encrypted", "name": "password",</text:p>
          <text:p text:style-name="P5"><text:s text:c="8"/>"cryptedValue" : "3049149016" }</text:p>
          <text:p text:style-name="P5"><text:s text:c="4"/>]</text:p>
          <text:p text:style-name="P5">}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2.284cm" svg:height="0.493cm" svg:x="5.045cm" svg:y="2.899cm">
          <draw:text-box>
            <text:p>Encrypted Payload</text:p>
          </draw:text-box>
        </draw:frame>
        <draw:frame draw:style-name="gr21" draw:text-style-name="P3" draw:layer="layout" svg:width="1.268cm" svg:height="0.493cm" svg:x="5.963cm" svg:y="3.921cm">
          <draw:text-box>
            <text:p>Payload</text:p>
          </draw:text-box>
        </draw:frame>
        <draw:frame draw:style-name="gr22" draw:text-style-name="P3" draw:layer="layout" svg:width="1.201cm" svg:height="0.493cm" svg:x="6.332cm" svg:y="4.677cm">
          <draw:text-box>
            <text:p>Header</text:p>
          </draw:text-box>
        </draw:frame>
        <draw:frame draw:style-name="gr23" draw:text-style-name="P3" draw:layer="layout" svg:width="1.065cm" svg:height="0.493cm" svg:x="6.416cm" svg:y="8.233cm">
          <draw:text-box>
            <text:p>JSON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8:31:56.668604369</meta:creation-date>
    <dc:date>2017-05-22T17:56:53.282382212</dc:date>
    <meta:editing-duration>PT2H34M24S</meta:editing-duration>
    <meta:editing-cycles>5</meta:editing-cycles>
    <meta:generator>LibreOffice/5.2.7.2$Linux_X86_64 LibreOffice_project/20m0$Build-2</meta:generator>
    <meta:document-statistic meta:object-count="72"/>
  </office:meta>
</office:document-meta>
</file>